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94mm"/>
    </style:style>
    <style:style style:name="co2" style:family="table-column">
      <style:table-column-properties fo:break-before="auto" style:column-width="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color="#0066b3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3.53m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4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c2e0a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06pt solid #000000" fo:background-color="#c2e0a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fo:background-color="#ef413d" fo:border-left="0.06pt solid #000000" fo:border-right="none" fo:border-top="0.06pt solid #000000"/>
    </style:style>
    <style:style style:name="ce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72bf44" style:text-align-source="value-type" style:repeat-content="false" fo:border-left="0.06pt solid #000000" fo:border-right="none" fo:border-top="none"/>
      <style:paragraph-properties fo:margin-left="0mm"/>
    </style:style>
    <style:style style:name="ce28" style:family="table-cell" style:parent-style-name="Default">
      <style:table-cell-properties fo:background-color="#009598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2.47mm"/>
    </style:style>
    <style:style style:name="ce12" style:family="table-cell" style:parent-style-name="Default">
      <style:table-cell-properties fo:border-bottom="none" fo:background-color="#fdc578" fo:border-left="0.06pt solid #000000" fo:border-right="none" fo:border-top="none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fo:background-color="#fdc578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fo:background-color="#ef413d" fo:border-left="none" fo:border-right="none" fo:border-top="0.06pt solid #000000"/>
    </style:style>
    <style:style style:name="ce18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c7a0cb" style:text-align-source="fix" style:repeat-content="false"/>
      <style:paragraph-properties fo:text-align="start" fo:margin-left="2.47mm"/>
    </style:style>
    <style:style style:name="ce59" style:family="table-cell" style:parent-style-name="Default">
      <style:table-cell-properties fo:border-bottom="none" fo:background-color="#c2e0a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2.47mm"/>
    </style:style>
    <style:style style:name="ce25" style:family="table-cell" style:parent-style-name="Default">
      <style:table-cell-properties fo:background-color="#ef413d"/>
    </style:style>
    <style:style style:name="ce27" style:family="table-cell" style:parent-style-name="Default">
      <style:table-cell-properties fo:background-color="#72bf44"/>
    </style:style>
    <style:style style:name="ce31" style:family="table-cell" style:parent-style-name="Default">
      <style:table-cell-properties fo:background-color="#c7a0cb"/>
    </style:style>
    <style:style style:name="ce2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2" style:family="table-cell" style:parent-style-name="Default">
      <style:table-cell-properties fo:background-color="#fff200"/>
    </style:style>
    <style:style style:name="ce26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start" fo:margin-left="2.47mm"/>
    </style:style>
    <style:style style:name="ce15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72bf44" fo:border="none"/>
    </style:style>
    <style:style style:name="ce36" style:family="table-cell" style:parent-style-name="Default">
      <style:table-cell-properties fo:background-color="#ef413d" fo:border="none"/>
    </style:style>
    <style:style style:name="ce37" style:family="table-cell" style:parent-style-name="Default">
      <style:table-cell-properties fo:background-color="#009598" fo:border="none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fdc578" fo:border="none"/>
    </style:style>
    <style:style style:name="ce41" style:family="table-cell" style:parent-style-name="Default">
      <style:table-cell-properties fo:background-color="#72bf44"/>
      <style:text-properties style:use-window-font-color="true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T1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2" table:number-columns-repeated="13" table:default-cell-style-name="Default"/>
        <table:table-column table:style-name="co2" table:number-columns-repeated="2" table:default-cell-style-name="ce33"/>
        <table:table-column table:style-name="co2" table:number-columns-repeated="28" table:default-cell-style-name="Default"/>
        <table:table-column table:style-name="co2" table:number-columns-repeated="2" table:default-cell-style-name="ce33"/>
        <table:table-column table:style-name="co2" table:number-columns-repeated="29" table:default-cell-style-name="Default"/>
        <table:table-column table:style-name="co2" table:number-columns-repeated="2" table:default-cell-style-name="ce33"/>
        <table:table-column table:style-name="co2" table:number-columns-repeated="29" table:default-cell-style-name="Default"/>
        <table:table-column table:style-name="co2" table:number-columns-repeated="2" table:default-cell-style-name="ce33"/>
        <table:table-column table:style-name="co2" table:number-columns-repeated="28" table:default-cell-style-name="Default"/>
        <table:table-column table:style-name="co2" table:number-columns-repeated="2" table:default-cell-style-name="ce33"/>
        <table:table-column table:style-name="co2" table:number-columns-repeated="29" table:default-cell-style-name="Default"/>
        <table:table-column table:style-name="co2" table:number-columns-repeated="2" table:default-cell-style-name="ce33"/>
        <table:table-column table:style-name="co2" table:number-columns-repeated="28" table:default-cell-style-name="Default"/>
        <table:table-column table:style-name="co2" table:number-columns-repeated="2" table:default-cell-style-name="ce33"/>
        <table:table-column table:style-name="co2" table:number-columns-repeated="29" table:default-cell-style-name="Default"/>
        <table:table-column table:style-name="co2" table:default-cell-style-name="ce33"/>
        <table:table-column table:style-name="co2" table:number-columns-repeated="794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Formation Développeur Web</text:p>
            <text:p>OpenClassrooms</text:p>
            <text:p><text:span text:style-name="T1">P1 – Planning de formation</text:span></text:p>
          </table:table-cell>
          <table:table-cell table:style-name="ce44" office:value-type="string" calcext:value-type="string" table:number-columns-spanned="15" table:number-rows-spanned="1">
            <text:p>Mai</text:p>
          </table:table-cell>
          <table:covered-table-cell table:number-columns-repeated="13" table:style-name="ce14"/>
          <table:covered-table-cell table:style-name="ce29"/>
          <table:table-cell table:style-name="ce44" office:value-type="string" calcext:value-type="string" table:number-columns-spanned="30" table:number-rows-spanned="1">
            <text:p>Juin</text:p>
          </table:table-cell>
          <table:covered-table-cell table:number-columns-repeated="28" table:style-name="ce14"/>
          <table:covered-table-cell table:style-name="ce29"/>
          <table:table-cell table:style-name="ce44" office:value-type="string" calcext:value-type="string" table:number-columns-spanned="31" table:number-rows-spanned="1">
            <text:p>Juillet</text:p>
          </table:table-cell>
          <table:covered-table-cell table:number-columns-repeated="29" table:style-name="ce14"/>
          <table:covered-table-cell table:style-name="ce29"/>
          <table:table-cell table:style-name="ce44" office:value-type="string" calcext:value-type="string" table:number-columns-spanned="31" table:number-rows-spanned="1">
            <text:p>Aout</text:p>
          </table:table-cell>
          <table:covered-table-cell table:number-columns-repeated="29" table:style-name="ce14"/>
          <table:covered-table-cell table:style-name="ce29"/>
          <table:table-cell table:style-name="ce44" office:value-type="string" calcext:value-type="string" table:number-columns-spanned="30" table:number-rows-spanned="1">
            <text:p>Septembre</text:p>
          </table:table-cell>
          <table:covered-table-cell table:number-columns-repeated="28" table:style-name="ce14"/>
          <table:covered-table-cell table:style-name="ce29"/>
          <table:table-cell table:style-name="ce44" office:value-type="string" calcext:value-type="string" table:number-columns-spanned="31" table:number-rows-spanned="1">
            <text:p>Octobre</text:p>
          </table:table-cell>
          <table:covered-table-cell table:number-columns-repeated="29" table:style-name="ce14"/>
          <table:covered-table-cell table:style-name="ce29"/>
          <table:table-cell table:style-name="ce44" office:value-type="string" calcext:value-type="string" table:number-columns-spanned="30" table:number-rows-spanned="1">
            <text:p>Novembre</text:p>
          </table:table-cell>
          <table:covered-table-cell table:number-columns-repeated="28" table:style-name="ce14"/>
          <table:covered-table-cell table:style-name="ce29"/>
          <table:table-cell table:style-name="ce44" office:value-type="string" calcext:value-type="string" table:number-columns-spanned="31" table:number-rows-spanned="1">
            <text:p>Décembre</text:p>
          </table:table-cell>
          <table:covered-table-cell table:number-columns-repeated="29" table:style-name="ce14"/>
          <table:covered-table-cell table:style-name="ce29"/>
          <table:table-cell table:style-name="ce42" table:number-columns-repeated="794"/>
        </table:table-row>
        <table:table-row table:style-name="ro1">
          <table:covered-table-cell table:style-name="ce1"/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38"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38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42" table:number-columns-repeated="794"/>
        </table:table-row>
        <table:table-row table:style-name="ro1">
          <table:covered-table-cell table:style-name="ce1"/>
          <table:table-cell table:style-name="ce7" office:value-type="string" calcext:value-type="string">
            <text:p>Di</text:p>
          </table:table-cell>
          <table:table-cell table:style-name="ce7" office:value-type="string" calcext:value-type="string">
            <text:p>Lu</text:p>
          </table:table-cell>
          <table:table-cell table:style-name="ce60" office:value-type="string" calcext:value-type="string">
            <text:p>Ma</text:p>
          </table:table-cell>
          <table:table-cell table:style-name="ce60" office:value-type="string" calcext:value-type="string">
            <text:p>Me</text:p>
          </table:table-cell>
          <table:table-cell table:style-name="ce60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30" office:value-type="string" calcext:value-type="string">
            <text:p>Ma</text:p>
          </table:table-cell>
          <table:table-cell table:style-name="ce16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30" office:value-type="string" calcext:value-type="string">
            <text:p>Ve</text:p>
          </table:table-cell>
          <table:table-cell table:style-name="ce16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39" office:value-type="string" calcext:value-type="string">
            <text:p>Lu</text:p>
          </table:table-cell>
          <table:table-cell table:style-name="ce16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30" office:value-type="string" calcext:value-type="string">
            <text:p>Me</text:p>
          </table:table-cell>
          <table:table-cell table:style-name="ce16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30" office:value-type="string" calcext:value-type="string">
            <text:p>Sa</text:p>
          </table:table-cell>
          <table:table-cell table:style-name="ce39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30" office:value-type="string" calcext:value-type="string">
            <text:p>Lu</text:p>
          </table:table-cell>
          <table:table-cell table:style-name="ce16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30" office:value-type="string" calcext:value-type="string">
            <text:p>Je</text:p>
          </table:table-cell>
          <table:table-cell table:style-name="ce43" table:number-columns-repeated="17"/>
          <table:table-cell table:style-name="ce42" table:number-columns-repeated="777"/>
        </table:table-row>
        <table:table-row table:style-name="ro1">
          <table:table-cell table:style-name="ce2" office:value-type="string" calcext:value-type="string">
            <text:p>P1 – Découvrez le quotidien d’un développeur web</text:p>
          </table:table-cell>
          <table:table-cell table:style-name="ce8"/>
          <table:table-cell table:style-name="ce17" table:number-columns-repeated="4"/>
          <table:table-cell/>
          <table:table-cell table:style-name="ce26" table:number-columns-repeated="1017"/>
        </table:table-row>
        <table:table-row table:style-name="ro1">
          <table:table-cell table:style-name="ce3" office:value-type="string" calcext:value-type="string">
            <text:p>Cours</text:p>
          </table:table-cell>
          <table:table-cell table:style-name="ce9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Apprenez à apprendre</text:p>
          </table:table-cell>
          <table:table-cell table:style-name="ce10"/>
          <table:table-cell table:style-name="ce19" table:number-columns-repeated="13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/>
          <table:table-cell table:style-name="ce19" table:number-columns-repeated="794"/>
        </table:table-row>
        <table:table-row table:style-name="ro1">
          <table:table-cell table:style-name="ce4" office:value-type="string" calcext:value-type="string">
            <text:p>Comprendre le Web</text:p>
          </table:table-cell>
          <table:table-cell table:style-name="ce28"/>
          <table:table-cell table:style-name="ce18"/>
          <table:table-cell table:style-name="ce23"/>
          <table:table-cell table:style-name="ce19" table:number-columns-repeated="11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/>
          <table:table-cell table:style-name="ce19" table:number-columns-repeated="794"/>
        </table:table-row>
        <table:table-row table:style-name="ro1">
          <table:table-cell table:style-name="ce4" office:value-type="string" calcext:value-type="string">
            <text:p>Système de veille informationnelle</text:p>
          </table:table-cell>
          <table:table-cell table:style-name="ce19"/>
          <table:table-cell table:style-name="ce24"/>
          <table:table-cell/>
          <table:table-cell table:style-name="ce19" table:number-columns-repeated="11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/>
          <table:table-cell table:style-name="ce19" table:number-columns-repeated="794"/>
        </table:table-row>
        <table:table-row table:style-name="ro1">
          <table:table-cell table:style-name="ce3" office:value-type="string" calcext:value-type="string">
            <text:p>Livrables</text:p>
          </table:table-cell>
          <table:table-cell table:style-name="ce9"/>
          <table:table-cell table:style-name="ce18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1_01_Planning</text:p>
          </table:table-cell>
          <table:table-cell table:style-name="ce12"/>
          <table:table-cell/>
          <table:table-cell table:style-name="ce21"/>
          <table:table-cell table:number-columns-repeated="1020"/>
        </table:table-row>
        <table:table-row table:style-name="ro1">
          <table:table-cell table:style-name="ce4" office:value-type="string" calcext:value-type="string">
            <text:p>P1_02_Veille</text:p>
          </table:table-cell>
          <table:table-cell/>
          <table:table-cell table:style-name="ce21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P1_03_Offre_d’emploi</text:p>
          </table:table-cell>
          <table:table-cell table:style-name="ce21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outenance prévue le Jeudi 21/05/2020</text:p>
          </table:table-cell>
          <table:table-cell table:number-columns-repeated="4"/>
          <table:table-cell table:style-name="ce25"/>
          <table:table-cell table:number-columns-repeated="1018"/>
        </table:table-row>
        <table:table-row table:style-name="ro1">
          <table:table-cell table:style-name="ce3"/>
          <table:table-cell table:number-columns-repeated="4"/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P2 – Transformez votre CV en site web</text:p>
          </table:table-cell>
          <table:table-cell table:number-columns-repeated="2"/>
          <table:table-cell table:style-name="ce25" table:number-columns-repeated="4"/>
          <table:table-cell table:number-columns-repeated="2"/>
          <table:table-cell table:style-name="ce25" table:number-columns-repeated="5"/>
          <table:table-cell/>
          <table:table-cell table:style-name="Default"/>
          <table:table-cell table:style-name="ce25" table:number-columns-repeated="5"/>
          <table:table-cell table:number-columns-repeated="1003"/>
        </table:table-row>
        <table:table-row table:style-name="ro1">
          <table:table-cell table:style-name="ce3" office:value-type="string" calcext:value-type="string">
            <text:p>Cours</text:p>
          </table:table-cell>
          <table:table-cell table:number-columns-repeated="14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4" office:value-type="string" calcext:value-type="string">
            <text:p>HTML5 et CSS3</text:p>
          </table:table-cell>
          <table:table-cell table:number-columns-repeated="2"/>
          <table:table-cell table:style-name="ce27" table:number-columns-repeated="2"/>
          <table:table-cell table:style-name="ce18"/>
          <table:table-cell table:number-columns-repeated="9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4" office:value-type="string" calcext:value-type="string">
            <text:p>Découper et intégrer une maquette</text:p>
          </table:table-cell>
          <table:table-cell table:number-columns-repeated="2"/>
          <table:table-cell table:style-name="ce18" table:number-columns-repeated="2"/>
          <table:table-cell table:style-name="ce28" table:number-columns-repeated="2"/>
          <table:table-cell table:number-columns-repeated="8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4" office:value-type="string" calcext:value-type="string">
            <text:p>Visual Studio comme IDE</text:p>
          </table:table-cell>
          <table:table-cell table:number-columns-repeated="3"/>
          <table:table-cell table:style-name="ce31"/>
          <table:table-cell/>
          <table:table-cell table:style-name="ce18"/>
          <table:table-cell table:number-columns-repeated="2"/>
          <table:table-cell table:style-name="ce18" table:number-columns-repeated="2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4" office:value-type="string" calcext:value-type="string">
            <text:p>Git et GitHub</text:p>
          </table:table-cell>
          <table:table-cell table:number-columns-repeated="5"/>
          <table:table-cell table:style-name="ce32"/>
          <table:table-cell table:number-columns-repeated="2"/>
          <table:table-cell table:style-name="ce32" table:number-columns-repeated="2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3" office:value-type="string" calcext:value-type="string">
            <text:p>Livrables</text:p>
          </table:table-cell>
          <table:table-cell table:number-columns-repeated="14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4" office:value-type="string" calcext:value-type="string">
            <text:p>P2_01_lienGithub</text:p>
          </table:table-cell>
          <table:table-cell table:number-columns-repeated="10"/>
          <table:table-cell table:style-name="ce21" table:number-columns-repeated="3"/>
          <table:table-cell/>
          <table:table-cell table:style-name="Default"/>
          <table:table-cell table:style-name="ce21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P2_02_lienpageweb</text:p>
          </table:table-cell>
          <table:table-cell table:number-columns-repeated="10"/>
          <table:table-cell table:style-name="ce21" table:number-columns-repeated="3"/>
          <table:table-cell/>
          <table:table-cell table:style-name="Default"/>
          <table:table-cell table:style-name="ce21" table:number-columns-repeated="3"/>
          <table:table-cell table:number-columns-repeated="1005"/>
        </table:table-row>
        <table:table-row table:style-name="ro1">
          <table:table-cell table:style-name="ce3" office:value-type="string" calcext:value-type="string">
            <text:p>Soutenance prévue le Vendredi 05/06/2020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ce25"/>
          <table:table-cell table:number-columns-repeated="1003"/>
        </table:table-row>
        <table:table-row table:style-name="ro1">
          <table:table-cell table:number-columns-repeated="45"/>
          <table:table-cell table:style-name="Default"/>
          <table:table-cell table:number-columns-repeated="978"/>
        </table:table-row>
        <table:table-row table:style-name="ro1">
          <table:table-cell table:style-name="ce2" office:value-type="string" calcext:value-type="string">
            <text:p>P3 – Dynamisez une page web avec des animations CSS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table:style-name="ce25" table:number-columns-repeated="2"/>
          <table:table-cell table:number-columns-repeated="2"/>
          <table:table-cell table:style-name="ce36"/>
          <table:table-cell table:style-name="ce25" table:number-columns-repeated="4"/>
          <table:table-cell table:number-columns-repeated="2"/>
          <table:table-cell table:style-name="ce25" table:number-columns-repeated="5"/>
          <table:table-cell table:style-name="ce18" table:number-columns-repeated="2"/>
          <table:table-cell table:style-name="ce25" table:number-columns-repeated="5"/>
          <table:table-cell table:number-columns-repeated="2"/>
          <table:table-cell table:style-name="ce25" table:number-columns-repeated="3"/>
          <table:table-cell table:number-columns-repeated="977"/>
        </table:table-row>
        <table:table-row table:style-name="ro1">
          <table:table-cell table:style-name="ce3" office:value-type="string" calcext:value-type="string">
            <text:p>Cours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table:style-name="ce33" table:number-columns-repeated="2"/>
          <table:table-cell table:number-columns-repeated="24"/>
          <table:table-cell table:style-name="Default"/>
          <table:table-cell table:number-columns-repeated="978"/>
        </table:table-row>
        <table:table-row table:style-name="ro1">
          <table:table-cell table:style-name="ce4" office:value-type="string" calcext:value-type="string">
            <text:p>SASS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table:style-name="ce35" table:number-columns-repeated="2"/>
          <table:table-cell table:number-columns-repeated="2"/>
          <table:table-cell table:style-name="ce27" table:number-columns-repeated="4"/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style-name="ce4" office:value-type="string" calcext:value-type="string">
            <text:p>Animations CSS</text:p>
          </table:table-cell>
          <table:table-cell table:number-columns-repeated="14"/>
          <table:table-cell table:style-name="Default" table:number-columns-repeated="2"/>
          <table:table-cell table:number-columns-repeated="5"/>
          <table:table-cell table:style-name="ce33"/>
          <table:table-cell table:number-columns-repeated="4"/>
          <table:table-cell table:style-name="ce28"/>
          <table:table-cell table:number-columns-repeated="2"/>
          <table:table-cell table:style-name="ce28" table:number-columns-repeated="3"/>
          <table:table-cell table:number-columns-repeated="12"/>
          <table:table-cell table:style-name="Default"/>
          <table:table-cell table:number-columns-repeated="978"/>
        </table:table-row>
        <table:table-row table:style-name="ro1">
          <table:table-cell table:style-name="ce3" office:value-type="string" calcext:value-type="string">
            <text:p>Livrables</text:p>
          </table:table-cell>
          <table:table-cell table:number-columns-repeated="14"/>
          <table:table-cell table:style-name="Default" table:number-columns-repeated="2"/>
          <table:table-cell table:number-columns-repeated="9"/>
          <table:table-cell table:style-name="ce33" table:number-columns-repeated="2"/>
          <table:table-cell table:number-columns-repeated="17"/>
          <table:table-cell table:style-name="Default"/>
          <table:table-cell table:number-columns-repeated="978"/>
        </table:table-row>
        <table:table-row table:style-name="ro1">
          <table:table-cell table:style-name="ce4" office:value-type="string" calcext:value-type="string">
            <text:p>P3_01_lienGithub</text:p>
          </table:table-cell>
          <table:table-cell table:number-columns-repeated="14"/>
          <table:table-cell table:style-name="Default" table:number-columns-repeated="2"/>
          <table:table-cell table:number-columns-repeated="11"/>
          <table:table-cell table:style-name="ce33" table:number-columns-repeated="2"/>
          <table:table-cell table:number-columns-repeated="3"/>
          <table:table-cell table:style-name="ce21" table:number-columns-repeated="2"/>
          <table:table-cell table:number-columns-repeated="2"/>
          <table:table-cell table:style-name="ce21" table:number-columns-repeated="5"/>
          <table:table-cell table:number-columns-repeated="2"/>
          <table:table-cell table:style-name="ce21"/>
          <table:table-cell table:style-name="Default"/>
          <table:table-cell table:number-columns-repeated="978"/>
        </table:table-row>
        <table:table-row table:style-name="ro1">
          <table:table-cell table:style-name="ce4" office:value-type="string" calcext:value-type="string">
            <text:p>P3_02_lienpageweb</text:p>
          </table:table-cell>
          <table:table-cell table:number-columns-repeated="14"/>
          <table:table-cell table:style-name="Default" table:number-columns-repeated="2"/>
          <table:table-cell table:number-columns-repeated="11"/>
          <table:table-cell table:style-name="ce33" table:number-columns-repeated="2"/>
          <table:table-cell table:number-columns-repeated="3"/>
          <table:table-cell table:style-name="ce21" table:number-columns-repeated="2"/>
          <table:table-cell table:number-columns-repeated="2"/>
          <table:table-cell table:style-name="ce21" table:number-columns-repeated="5"/>
          <table:table-cell table:number-columns-repeated="2"/>
          <table:table-cell table:style-name="ce21"/>
          <table:table-cell table:style-name="Default"/>
          <table:table-cell table:number-columns-repeated="978"/>
        </table:table-row>
        <table:table-row table:style-name="ro1">
          <table:table-cell table:style-name="ce3" office:value-type="string" calcext:value-type="string">
            <text:p>Soutenance prévue le Mercredi 01/07/2020</text:p>
          </table:table-cell>
          <table:table-cell table:number-columns-repeated="14"/>
          <table:table-cell table:style-name="Default" table:number-columns-repeated="2"/>
          <table:table-cell table:number-columns-repeated="14"/>
          <table:table-cell table:style-name="ce33" table:number-columns-repeated="2"/>
          <table:table-cell table:number-columns-repeated="12"/>
          <table:table-cell table:style-name="Default"/>
          <table:table-cell table:style-name="ce25"/>
          <table:table-cell table:number-columns-repeated="97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4 – Optimiser un site web existant</text:p>
          </table:table-cell>
          <table:table-cell table:number-columns-repeated="44"/>
          <table:table-cell table:style-name="ce25" table:number-columns-repeated="4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3"/>
          <table:table-cell table:number-columns-repeated="956"/>
        </table:table-row>
        <table:table-row table:style-name="ro1">
          <table:table-cell table:style-name="ce3" office:value-type="string" calcext:value-type="string">
            <text:p>Cours</text:p>
          </table:table-cell>
          <table:table-cell table:number-columns-repeated="44"/>
          <table:table-cell table:style-name="Default" table:number-columns-repeated="2"/>
          <table:table-cell table:number-columns-repeated="977"/>
        </table:table-row>
        <table:table-row table:style-name="ro1">
          <table:table-cell table:style-name="ce4" office:value-type="string" calcext:value-type="string">
            <text:p>SEO via les performances techniques</text:p>
          </table:table-cell>
          <table:table-cell table:number-columns-repeated="44"/>
          <table:table-cell table:style-name="ce27" table:number-columns-repeated="4"/>
          <table:table-cell table:number-columns-repeated="975"/>
        </table:table-row>
        <table:table-row table:style-name="ro1">
          <table:table-cell table:style-name="ce4" office:value-type="string" calcext:value-type="string">
            <text:p>SEO via le référencement naturel</text:p>
          </table:table-cell>
          <table:table-cell table:number-columns-repeated="50"/>
          <table:table-cell table:style-name="ce28" table:number-columns-repeated="4"/>
          <table:table-cell table:number-columns-repeated="969"/>
        </table:table-row>
        <table:table-row table:style-name="ro1">
          <table:table-cell table:style-name="ce3" office:value-type="string" calcext:value-type="string">
            <text:p>Livrable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4_01_analyse</text:p>
          </table:table-cell>
          <table:table-cell table:number-columns-repeated="54"/>
          <table:table-cell table:style-name="ce21"/>
          <table:table-cell table:number-columns-repeated="2"/>
          <table:table-cell table:style-name="ce21" table:number-columns-repeated="2"/>
          <table:table-cell table:number-columns-repeated="964"/>
        </table:table-row>
        <table:table-row table:style-name="ro1">
          <table:table-cell table:style-name="ce4" office:value-type="string" calcext:value-type="string">
            <text:p>P4_02_recommandations</text:p>
          </table:table-cell>
          <table:table-cell table:number-columns-repeated="57"/>
          <table:table-cell table:style-name="ce21" table:number-columns-repeated="4"/>
          <table:table-cell table:style-name="ce18"/>
          <table:table-cell table:number-columns-repeated="2"/>
          <table:table-cell table:style-name="ce18"/>
          <table:table-cell table:number-columns-repeated="958"/>
        </table:table-row>
        <table:table-row table:style-name="ro1">
          <table:table-cell table:style-name="ce4" office:value-type="string" calcext:value-type="string">
            <text:p>P4_03_lienGithub</text:p>
          </table:table-cell>
          <table:table-cell table:number-columns-repeated="57"/>
          <table:table-cell table:style-name="ce21" table:number-columns-repeated="4"/>
          <table:table-cell table:style-name="ce18"/>
          <table:table-cell table:number-columns-repeated="2"/>
          <table:table-cell table:style-name="ce18"/>
          <table:table-cell table:number-columns-repeated="958"/>
        </table:table-row>
        <table:table-row table:style-name="ro1">
          <table:table-cell table:style-name="ce4" office:value-type="string" calcext:value-type="string">
            <text:p>P4_04_rapport</text:p>
          </table:table-cell>
          <table:table-cell table:number-columns-repeated="57"/>
          <table:table-cell table:style-name="ce18" table:number-columns-repeated="2"/>
          <table:table-cell table:style-name="ce21" table:number-columns-repeated="3"/>
          <table:table-cell table:number-columns-repeated="2"/>
          <table:table-cell table:style-name="ce21"/>
          <table:table-cell table:number-columns-repeated="958"/>
        </table:table-row>
        <table:table-row table:style-name="ro1">
          <table:table-cell table:style-name="ce3" office:value-type="string" calcext:value-type="string">
            <text:p>Soutenance prévue le Mercredi 22/07/2020</text:p>
          </table:table-cell>
          <table:table-cell table:number-columns-repeated="66"/>
          <table:table-cell table:style-name="ce25"/>
          <table:table-cell table:number-columns-repeated="95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5 – Construisez un site e-commerce</text:p>
          </table:table-cell>
          <table:table-cell table:number-columns-repeated="44"/>
          <table:table-cell table:style-name="Default" table:number-columns-repeated="2"/>
          <table:table-cell table:number-columns-repeated="16"/>
          <table:table-cell table:style-name="ce18" table:number-columns-repeated="3"/>
          <table:table-cell table:style-name="ce25" table:number-columns-repeated="4"/>
          <table:table-cell table:number-columns-repeated="2"/>
          <table:table-cell table:style-name="ce36" table:number-columns-repeated="2"/>
          <table:table-cell table:style-name="ce25" table:number-columns-repeated="3"/>
          <table:table-cell table:style-name="Default"/>
          <table:table-cell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4"/>
          <table:table-cell table:number-columns-repeated="927"/>
        </table:table-row>
        <table:table-row table:style-name="ro1">
          <table:table-cell table:style-name="ce3" office:value-type="string" calcext:value-type="string">
            <text:p>Cours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 table:number-columns-repeated="2"/>
          <table:table-cell table:style-name="Default" table:number-columns-repeated="2"/>
          <table:table-cell table:number-columns-repeated="946"/>
        </table:table-row>
        <table:table-row table:style-name="ro1">
          <table:table-cell table:style-name="ce4" office:value-type="string" calcext:value-type="string">
            <text:p>JavaScript</text:p>
          </table:table-cell>
          <table:table-cell table:number-columns-repeated="44"/>
          <table:table-cell table:style-name="Default" table:number-columns-repeated="2"/>
          <table:table-cell table:number-columns-repeated="19"/>
          <table:table-cell table:style-name="ce27" table:number-columns-repeated="4"/>
          <table:table-cell table:number-columns-repeated="2"/>
          <table:table-cell table:style-name="ce35"/>
          <table:table-cell table:style-name="ce33"/>
          <table:table-cell table:number-columns-repeated="2"/>
          <table:table-cell table:style-name="Default" table:number-columns-repeated="2"/>
          <table:table-cell table:number-columns-repeated="946"/>
        </table:table-row>
        <table:table-row table:style-name="ro1">
          <table:table-cell table:style-name="ce4" office:value-type="string" calcext:value-type="string">
            <text:p>JavaScript pour le Web</text:p>
          </table:table-cell>
          <table:table-cell table:number-columns-repeated="44"/>
          <table:table-cell table:style-name="Default" table:number-columns-repeated="2"/>
          <table:table-cell table:number-columns-repeated="22"/>
          <table:table-cell table:style-name="ce37"/>
          <table:table-cell table:number-columns-repeated="2"/>
          <table:table-cell table:style-name="ce37" table:number-columns-repeated="2"/>
          <table:table-cell table:style-name="ce28"/>
          <table:table-cell table:style-name="ce18"/>
          <table:table-cell table:style-name="Default" table:number-columns-repeated="2"/>
          <table:table-cell table:number-columns-repeated="946"/>
        </table:table-row>
        <table:table-row table:style-name="ro1">
          <table:table-cell table:style-name="ce4" office:value-type="string" calcext:value-type="string">
            <text:p>Bootstrap 4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/>
          <table:table-cell table:style-name="ce31" table:number-columns-repeated="2"/>
          <table:table-cell table:style-name="Default"/>
          <table:table-cell/>
          <table:table-cell table:style-name="ce31"/>
          <table:table-cell table:number-columns-repeated="944"/>
        </table:table-row>
        <table:table-row table:style-name="ro1">
          <table:table-cell table:style-name="ce3" office:value-type="string" calcext:value-type="string">
            <text:p>Livrables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 table:number-columns-repeated="2"/>
          <table:table-cell table:style-name="Default" table:number-columns-repeated="2"/>
          <table:table-cell table:number-columns-repeated="946"/>
        </table:table-row>
        <table:table-row table:style-name="ro1">
          <table:table-cell table:style-name="ce4" office:value-type="string" calcext:value-type="string">
            <text:p>P5_01_lienGithub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21" table:number-columns-repeated="4"/>
          <table:table-cell table:number-columns-repeated="2"/>
          <table:table-cell table:style-name="ce21" table:number-columns-repeated="5"/>
          <table:table-cell table:number-columns-repeated="2"/>
          <table:table-cell table:style-name="ce18" table:number-columns-repeated="2"/>
          <table:table-cell table:number-columns-repeated="929"/>
        </table:table-row>
        <table:table-row table:style-name="ro1">
          <table:table-cell table:style-name="ce4" office:value-type="string" calcext:value-type="string">
            <text:p>P5_02_plantests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18" table:number-columns-repeated="4"/>
          <table:table-cell table:number-columns-repeated="2"/>
          <table:table-cell table:style-name="ce18" table:number-columns-repeated="2"/>
          <table:table-cell table:style-name="ce21" table:number-columns-repeated="3"/>
          <table:table-cell table:number-columns-repeated="2"/>
          <table:table-cell table:style-name="ce21" table:number-columns-repeated="2"/>
          <table:table-cell table:number-columns-repeated="929"/>
        </table:table-row>
        <table:table-row table:style-name="ro1">
          <table:table-cell table:style-name="ce3" office:value-type="string" calcext:value-type="string">
            <text:p>Soutenance prévue le Jeudi 20/08/2020</text:p>
          </table:table-cell>
          <table:table-cell table:number-columns-repeated="44"/>
          <table:table-cell table:style-name="Default" table:number-columns-repeated="2"/>
          <table:table-cell table:number-columns-repeated="27"/>
          <table:table-cell table:style-name="ce33" table:number-columns-repeated="2"/>
          <table:table-cell table:style-name="Default" table:number-columns-repeated="2"/>
          <table:table-cell table:number-columns-repeated="18"/>
          <table:table-cell table:style-name="ce25"/>
          <table:table-cell table:number-columns-repeated="92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6 – API pour avis gastronomiques</text:p>
          </table:table-cell>
          <table:table-cell table:number-columns-repeated="75"/>
          <table:table-cell table:style-name="Default" table:number-columns-repeated="2"/>
          <table:table-cell table:number-columns-repeated="17"/>
          <table:table-cell table:style-name="ce25" table:number-columns-repeated="3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/>
          <table:table-cell table:style-name="ce36" table:number-columns-repeated="2"/>
          <table:table-cell table:style-name="ce25" table:number-columns-repeated="2"/>
          <table:table-cell table:number-columns-repeated="2"/>
          <table:table-cell table:style-name="ce25" table:number-columns-repeated="5"/>
          <table:table-cell table:number-columns-repeated="898"/>
        </table:table-row>
        <table:table-row table:style-name="ro1">
          <table:table-cell table:style-name="ce3" office:value-type="string" calcext:value-type="string">
            <text:p>Cours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Default" table:number-columns-repeated="2"/>
          <table:table-cell table:number-columns-repeated="6"/>
          <table:table-cell table:style-name="ce33" table:number-columns-repeated="2"/>
          <table:table-cell table:number-columns-repeated="907"/>
        </table:table-row>
        <table:table-row table:style-name="ro1">
          <table:table-cell table:style-name="ce4" office:value-type="string" calcext:value-type="string">
            <text:p>Full stack Node.js Express &amp; MongoDB</text:p>
          </table:table-cell>
          <table:table-cell table:number-columns-repeated="75"/>
          <table:table-cell table:style-name="Default" table:number-columns-repeated="2"/>
          <table:table-cell table:number-columns-repeated="17"/>
          <table:table-cell table:style-name="ce27" table:number-columns-repeated="3"/>
          <table:table-cell table:number-columns-repeated="2"/>
          <table:table-cell table:style-name="ce27" table:number-columns-repeated="2"/>
          <table:table-cell table:number-columns-repeated="5"/>
          <table:table-cell table:style-name="Default" table:number-columns-repeated="2"/>
          <table:table-cell table:number-columns-repeated="6"/>
          <table:table-cell table:style-name="ce33" table:number-columns-repeated="2"/>
          <table:table-cell table:number-columns-repeated="907"/>
        </table:table-row>
        <table:table-row table:style-name="ro1">
          <table:table-cell table:style-name="ce4" office:value-type="string" calcext:value-type="string">
            <text:p>Sécurité OWASP</text:p>
          </table:table-cell>
          <table:table-cell table:number-columns-repeated="75"/>
          <table:table-cell table:style-name="Default" table:number-columns-repeated="2"/>
          <table:table-cell table:number-columns-repeated="23"/>
          <table:table-cell table:style-name="ce28" table:number-columns-repeated="4"/>
          <table:table-cell table:number-columns-repeated="2"/>
          <table:table-cell table:style-name="ce28"/>
          <table:table-cell table:style-name="Default"/>
          <table:table-cell table:number-columns-repeated="6"/>
          <table:table-cell table:style-name="ce33" table:number-columns-repeated="2"/>
          <table:table-cell table:number-columns-repeated="907"/>
        </table:table-row>
        <table:table-row table:style-name="ro1">
          <table:table-cell table:style-name="ce4" office:value-type="string" calcext:value-type="string">
            <text:p>API REST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ce31" table:number-columns-repeated="3"/>
          <table:table-cell table:number-columns-repeated="5"/>
          <table:table-cell table:style-name="ce33" table:number-columns-repeated="2"/>
          <table:table-cell table:number-columns-repeated="907"/>
        </table:table-row>
        <table:table-row table:style-name="ro1">
          <table:table-cell table:style-name="ce3" office:value-type="string" calcext:value-type="string">
            <text:p>Livrables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Default" table:number-columns-repeated="2"/>
          <table:table-cell table:number-columns-repeated="6"/>
          <table:table-cell table:style-name="ce33" table:number-columns-repeated="2"/>
          <table:table-cell table:number-columns-repeated="907"/>
        </table:table-row>
        <table:table-row table:style-name="ro1">
          <table:table-cell table:style-name="ce4" office:value-type="string" calcext:value-type="string">
            <text:p>P6_01_lienGithub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Default" table:number-columns-repeated="2"/>
          <table:table-cell/>
          <table:table-cell table:style-name="ce21" table:number-columns-repeated="2"/>
          <table:table-cell table:number-columns-repeated="2"/>
          <table:table-cell table:style-name="ce21"/>
          <table:table-cell table:style-name="ce40" table:number-columns-repeated="2"/>
          <table:table-cell table:style-name="ce21" table:number-columns-repeated="2"/>
          <table:table-cell table:number-columns-repeated="2"/>
          <table:table-cell table:style-name="ce21" table:number-columns-repeated="3"/>
          <table:table-cell table:number-columns-repeated="900"/>
        </table:table-row>
        <table:table-row table:style-name="ro1">
          <table:table-cell table:style-name="ce3" office:value-type="string" calcext:value-type="string">
            <text:p>Soutenance prévue le Vendredi 18/09/2020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Default" table:number-columns-repeated="2"/>
          <table:table-cell table:number-columns-repeated="6"/>
          <table:table-cell table:style-name="ce33" table:number-columns-repeated="2"/>
          <table:table-cell table:number-columns-repeated="8"/>
          <table:table-cell table:style-name="ce25"/>
          <table:table-cell table:number-columns-repeated="898"/>
        </table:table-row>
        <table:table-row table:style-name="ro1">
          <table:table-cell table:number-columns-repeated="105"/>
          <table:table-cell table:style-name="ce33" table:number-columns-repeated="2"/>
          <table:table-cell table:style-name="Default" table:number-columns-repeated="2"/>
          <table:table-cell table:number-columns-repeated="915"/>
        </table:table-row>
        <table:table-row table:style-name="ro1">
          <table:table-cell table:style-name="ce2" office:value-type="string" calcext:value-type="string">
            <text:p>P7 – Réseau social d’entreprise</text:p>
          </table:table-cell>
          <table:table-cell table:number-columns-repeated="104"/>
          <table:table-cell table:style-name="ce33" table:number-columns-repeated="2"/>
          <table:table-cell table:style-name="Default" table:number-columns-repeated="2"/>
          <table:table-cell table:number-columns-repeated="15"/>
          <table:table-cell table:style-name="ce25" table:number-columns-repeated="2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870"/>
        </table:table-row>
        <table:table-row table:style-name="ro1">
          <table:table-cell table:style-name="ce3" office:value-type="string" calcext:value-type="string">
            <text:p>Cours</text:p>
          </table:table-cell>
          <table:table-cell table:number-columns-repeated="136"/>
          <table:table-cell table:style-name="Default" table:number-columns-repeated="2"/>
          <table:table-cell table:number-columns-repeated="885"/>
        </table:table-row>
        <table:table-row table:style-name="ro1">
          <table:table-cell table:style-name="ce4" office:value-type="string" calcext:value-type="string">
            <text:p>MySQL</text:p>
          </table:table-cell>
          <table:table-cell table:number-columns-repeated="123"/>
          <table:table-cell table:style-name="ce41" table:number-columns-repeated="2"/>
          <table:table-cell table:number-columns-repeated="2"/>
          <table:table-cell table:style-name="ce41" table:number-columns-repeated="5"/>
          <table:table-cell table:number-columns-repeated="4"/>
          <table:table-cell table:style-name="Default" table:number-columns-repeated="2"/>
          <table:table-cell table:number-columns-repeated="885"/>
        </table:table-row>
        <table:table-row table:style-name="ro1">
          <table:table-cell table:style-name="ce4" office:value-type="string" calcext:value-type="string">
            <text:p>Vue.js</text:p>
          </table:table-cell>
          <table:table-cell table:number-columns-repeated="131"/>
          <table:table-cell table:style-name="ce28"/>
          <table:table-cell table:number-columns-repeated="2"/>
          <table:table-cell table:style-name="ce28" table:number-columns-repeated="3"/>
          <table:table-cell table:style-name="Default"/>
          <table:table-cell table:number-columns-repeated="885"/>
        </table:table-row>
        <table:table-row table:style-name="ro1">
          <table:table-cell table:style-name="ce3" office:value-type="string" calcext:value-type="string">
            <text:p>Livrables</text:p>
          </table:table-cell>
          <table:table-cell table:number-columns-repeated="136"/>
          <table:table-cell table:style-name="Default" table:number-columns-repeated="2"/>
          <table:table-cell table:number-columns-repeated="885"/>
        </table:table-row>
        <table:table-row table:style-name="ro1">
          <table:table-cell table:style-name="ce4" office:value-type="string" calcext:value-type="string">
            <text:p>P7_01_lienGithub</text:p>
          </table:table-cell>
          <table:table-cell table:number-columns-repeated="136"/>
          <table:table-cell table:style-name="Default"/>
          <table:table-cell table:style-name="ce21" table:number-columns-repeated="2"/>
          <table:table-cell table:number-columns-repeated="2"/>
          <table:table-cell table:style-name="ce21" table:number-columns-repeated="5"/>
          <table:table-cell table:number-columns-repeated="2"/>
          <table:table-cell table:style-name="ce21" table:number-columns-repeated="3"/>
          <table:table-cell table:number-columns-repeated="872"/>
        </table:table-row>
        <table:table-row table:style-name="ro1">
          <table:table-cell table:style-name="ce3" office:value-type="string" calcext:value-type="string">
            <text:p>Soutenance prévue le Vendredi 16/10/2020</text:p>
          </table:table-cell>
          <table:table-cell table:number-columns-repeated="136"/>
          <table:table-cell table:style-name="Default" table:number-columns-repeated="2"/>
          <table:table-cell table:number-columns-repeated="14"/>
          <table:table-cell table:style-name="ce25"/>
          <table:table-cell table:number-columns-repeated="870"/>
        </table:table-row>
        <table:table-row table:style-name="ro1">
          <table:table-cell table:number-columns-repeated="135"/>
          <table:table-cell table:style-name="ce33" table:number-columns-repeated="2"/>
          <table:table-cell table:style-name="Default" table:number-columns-repeated="2"/>
          <table:table-cell table:number-columns-repeated="885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09:43:01.121374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10:44:29.926165246</meta:creation-date>
    <meta:generator>LibreOffice/6.0.7.3$Linux_X86_64 LibreOffice_project/00m0$Build-3</meta:generator>
    <dc:date>2020-05-21T09:45:00.121444641</dc:date>
    <meta:editing-duration>PT1H12M50S</meta:editing-duration>
    <meta:editing-cycles>13</meta:editing-cycles>
    <meta:document-statistic meta:table-count="1" meta:cell-count="529" meta:object-count="0"/>
  </office:meta>
</office:document-meta>
</file>